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3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29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29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ackground-color="#dee6e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8" table:number-columns-repeated="2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0" calcext:value-type="currency">
            <text:p>$0.00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PT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1993-1066-ND</text:p>
          </table:table-cell>
          <table:table-cell table:style-name="ce4" table:formula="of:=[.D11]*([.J11]+[.K11])" office:value-type="currency" office:currency="USD" office:value="0" calcext:value-type="currency">
            <text:p>$0.00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5" calcext:value-type="float">
            <text:p>5</text:p>
          </table:table-cell>
          <table:table-cell table:formula="of:=[.H11]/[.I11]" office:value-type="currency" office:currency="USD" office:value="0.76" calcext:value-type="currency">
            <text:p>$0.760</text:p>
          </table:table-cell>
          <table:table-cell table:formula="of:=([.H11]/22.7)*4.99/[.I11]" office:value-type="currency" office:currency="USD" office:value="0.167066079295154" calcext:value-type="currency">
            <text:p>$0.16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</text:p>
          </table:table-cell>
          <table:table-cell table:style-name="ce4" table:formula="of:=[.D12]*([.J12]+[.K12])" office:value-type="currency" office:currency="USD" office:value="0.093726872246696" calcext:value-type="currency">
            <text:p>$0.09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00" calcext:value-type="float">
            <text:p>100</text:p>
          </table:table-cell>
          <table:table-cell table:formula="of:=[.H12]/[.I12]" office:value-type="currency" office:currency="USD" office:value="0.06" calcext:value-type="currency">
            <text:p>$0.060</text:p>
          </table:table-cell>
          <table:table-cell table:formula="of:=([.H12]/22.7)*12.76/[.I12]" office:value-type="currency" office:currency="USD" office:value="0.033726872246696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3]*([.J13]+[.K13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3]/[.I13]" office:value-type="currency" office:currency="USD" office:value="0.02" calcext:value-type="currency">
            <text:p>$0.020</text:p>
          </table:table-cell>
          <table:table-cell table:formula="of:=([.H13]/order)*shipping/[.I13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4]*([.J14]+[.K14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4]/[.I14]" office:value-type="currency" office:currency="USD" office:value="0.8" calcext:value-type="currency">
            <text:p>$0.800</text:p>
          </table:table-cell>
          <table:table-cell table:formula="of:=([.H14]/[.H14])*16.65/[.I14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5]*([.J15]+[.K15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5]/[.I15]" office:value-type="currency" office:currency="USD" office:value="0.623" calcext:value-type="currency">
            <text:p>$0.623</text:p>
          </table:table-cell>
          <table:table-cell table:formula="of:=([.H15]/162.3)*6.99/[.I15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6]*([.J16]+[.K16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6]/[.I16]" office:value-type="currency" office:currency="USD" office:value="0.012" calcext:value-type="currency">
            <text:p>$0.012</text:p>
          </table:table-cell>
          <table:table-cell table:formula="of:=([.H16]/[.H16])*12.76/[.I16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7]*([.J17]+[.K17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7]/[.I17]" office:value-type="currency" office:currency="USD" office:value="0.02" calcext:value-type="currency">
            <text:p>$0.020</text:p>
          </table:table-cell>
          <table:table-cell table:formula="of:=([.H17]/order)*shipping/[.I17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8]*([.J18]+[.K18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1" calcext:value-type="float">
            <text:p>1</text:p>
          </table:table-cell>
          <table:table-cell table:formula="of:=[.H18]/[.I18]" office:value-type="currency" office:currency="USD" office:value="0.03" calcext:value-type="currency">
            <text:p>$0.030</text:p>
          </table:table-cell>
          <table:table-cell table:formula="of:=([.H18]/order)*shipping/[.I18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19]*([.J19]+[.K1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9]/[.I19]" office:value-type="currency" office:currency="USD" office:value="0.012" calcext:value-type="currency">
            <text:p>$0.012</text:p>
          </table:table-cell>
          <table:table-cell table:formula="of:=([.H19]/order)*shipping/[.I1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20]*([.J20]+[.K20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20]/[.I20]" office:value-type="currency" office:currency="USD" office:value="0.167" calcext:value-type="currency">
            <text:p>$0.167</text:p>
          </table:table-cell>
          <table:table-cell table:formula="of:=([.H20]/162.3)*6.99/[.I20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21]*([.J21]+[.K21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21]/[.I21]" office:value-type="currency" office:currency="USD" office:value="1.75" calcext:value-type="currency">
            <text:p>$1.750</text:p>
          </table:table-cell>
          <table:table-cell table:formula="of:=([.H21]/28)*8.85/[.I21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2]*([.J22]+[.K22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2]/[.I22]" office:value-type="currency" office:currency="USD" office:value="0.24" calcext:value-type="currency">
            <text:p>$0.240</text:p>
          </table:table-cell>
          <table:table-cell table:formula="of:=([.H22]/order)*shipping/[.I22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3]*([.J23]+[.K23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3]/[.I23]" office:value-type="currency" office:currency="USD" office:value="0.788" calcext:value-type="currency">
            <text:p>$0.788</text:p>
          </table:table-cell>
          <table:table-cell table:formula="of:=([.H23]/162.3)*6.99/[.I23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4]*([.J24]+[.K24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4]/[.I24]" office:value-type="currency" office:currency="USD" office:value="0.03" calcext:value-type="currency">
            <text:p>$0.030</text:p>
          </table:table-cell>
          <table:table-cell table:formula="of:=([.H24]/order)*shipping/[.I24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5]*([.J25]+[.K25])" office:value-type="currency" office:currency="USD" office:value="0.326" calcext:value-type="currency">
            <text:p>$0.33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5]/[.I25]" office:value-type="currency" office:currency="USD" office:value="0.0815" calcext:value-type="currency">
            <text:p>$0.082</text:p>
          </table:table-cell>
          <table:table-cell table:formula="of:=0" office:value-type="currency" office:currency="USD" office:value="0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6]*([.J26]+[.K26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6]/[.I26]" office:value-type="currency" office:currency="USD" office:value="5.306" calcext:value-type="currency">
            <text:p>$5.306</text:p>
          </table:table-cell>
          <table:table-cell table:formula="of:=([.H26]/162.3)*6.99/[.I26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style-name="ce4" table:formula="of:=[.D27]*([.J27]+[.K27])" office:value-type="currency" office:currency="USD" office:value="2.006" calcext:value-type="currency">
            <text:p>$2.01</text:p>
          </table:table-cell>
          <table:table-cell office:value-type="currency" office:currency="USD" office:value="10.03" calcext:value-type="currency">
            <text:p>$10.03</text:p>
          </table:table-cell>
          <table:table-cell table:style-name="ce7" office:value-type="float" office:value="5" calcext:value-type="float">
            <text:p>5</text:p>
          </table:table-cell>
          <table:table-cell table:formula="of:=[.H27]/[.I27]" office:value-type="currency" office:currency="USD" office:value="2.006" calcext:value-type="currency">
            <text:p>$2.006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12V (option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<text:line-break/>102-CMI-1295-1285T-ND</text:p>
          </table:table-cell>
          <table:table-cell table:style-name="ce4" table:formula="of:=[.D28]*([.J28]+[.K28])" office:value-type="currency" office:currency="USD" office:value="2.178" calcext:value-type="currency">
            <text:p>$2.18</text:p>
          </table:table-cell>
          <table:table-cell table:formula="of:=1.18*5" office:value-type="currency" office:currency="USD" office:value="5.9" calcext:value-type="currency">
            <text:p>$5.90</text:p>
          </table:table-cell>
          <table:table-cell table:style-name="ce7" office:value-type="float" office:value="5" calcext:value-type="float">
            <text:p>5</text:p>
          </table:table-cell>
          <table:table-cell table:formula="of:=[.H28]/[.I28]" office:value-type="currency" office:currency="USD" office:value="1.18" calcext:value-type="currency">
            <text:p>$1.180</text:p>
          </table:table-cell>
          <table:table-cell table:formula="of:=4.99/5" office:value-type="currency" office:currency="USD" office:value="0.998" calcext:value-type="currency">
            <text:p>$0.998</text:p>
          </table:table-cell>
          <table:table-cell table:number-columns-repeated="1637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nameled wire, 22 AW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ches of wire</text:p>
          </table:table-cell>
          <table:table-cell office:value-type="string" calcext:value-type="string">
            <text:p>Remington Industries 22SNS-MAIN</text:p>
          </table:table-cell>
          <table:table-cell table:style-name="ce4" table:formula="of:=[.D29]*([.J29]+[.K29])" office:value-type="currency" office:currency="USD" office:value="0.188994708994709" calcext:value-type="currency">
            <text:p>$0.19</text:p>
          </table:table-cell>
          <table:table-cell office:value-type="currency" office:currency="USD" office:value="8.93" calcext:value-type="currency">
            <text:p>$8.93</text:p>
          </table:table-cell>
          <table:table-cell table:style-name="ce7" table:formula="of:=63*12" office:value-type="float" office:value="756" calcext:value-type="float">
            <text:p>756</text:p>
          </table:table-cell>
          <table:table-cell table:formula="of:=[.H29]/[.I29]" office:value-type="currency" office:currency="USD" office:value="0.0118121693121693" calcext:value-type="currency">
            <text:p>$0.012</text:p>
          </table:table-cell>
          <table:table-cell office:value-type="currency" office:currency="USD" office:value="0" calcext:value-type="currency">
            <text:p>$0.000</text:p>
          </table:table-cell>
          <table:table-cell office:value-type="string" calcext:value-type="string">
            <text:p>Free Shipping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15" office:value-type="string" calcext:value-type="string">
            <text:p>'=========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16370"/>
        </table:table-row>
        <table:table-row table:style-name="ro2">
          <table:table-cell table:number-columns-repeated="6"/>
          <table:table-cell table:style-name="ce4" table:formula="of:=SUM([.G1:.G30])" office:value-type="currency" office:currency="USD" office:value="29.5380112231428" calcext:value-type="currency">
            <text:p>$29.54</text:p>
          </table:table-cell>
          <table:table-cell/>
          <table:table-cell table:style-name="ce7"/>
          <table:table-cell table:number-columns-repeated="3"/>
          <table:table-cell table:style-name="ce21" office:value-type="string" calcext:value-type="string">
            <text:p>Price?</text:p>
          </table:table-cell>
          <table:table-cell table:style-name="ce22" table:formula="of:=[.G31]*1.45" office:value-type="currency" office:currency="USD" office:value="42.8301162735571" calcext:value-type="currency">
            <text:p>$42.83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" office:value-type="string" calcext:value-type="string">
            <text:p>Tayda Shipping</text:p>
          </table:table-cell>
          <table:table-cell table:style-name="ce11" table:number-columns-repeated="3"/>
          <table:table-cell table:style-name="ce11" office:value-type="float" office:value="12.76" calcext:value-type="float">
            <text:p>12.76</text:p>
          </table:table-cell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1" office:value-type="string" calcext:value-type="string">
            <text:p>Tayda Total Order Cost</text:p>
          </table:table-cell>
          <table:table-cell table:style-name="ce11" table:number-columns-repeated="3"/>
          <table:table-cell table:style-name="ce11"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34:'SWR Protector BOM'.G34" table:on-update-keep-styles="true" table:on-update-keep-size="false"/>
        <table:database-range table:name="shipping" table:target-range-address="'SWR Protector BOM'.G33:'SWR Protector BOM'.G33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5P0"/>
    </number:currency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8T16:55:51.404300156</dc:date>
    <meta:editing-duration>PT2H35M11S</meta:editing-duration>
    <meta:editing-cycles>26</meta:editing-cycles>
    <meta:generator>LibreOffice/7.4.3.2$MacOSX_X86_64 LibreOffice_project/1048a8393ae2eeec98dff31b5c133c5f1d08b890</meta:generator>
    <meta:document-statistic meta:table-count="1" meta:cell-count="324" meta:object-count="0"/>
  </office:meta>
</office:document-meta>
</file>